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c81" officeooo:paragraph-rsid="00103c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tfyt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0:31:50.144737083</meta:creation-date>
    <dc:date>2025-03-26T10:32:09.218926316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2.7.2$Linux_X86_64 LibreOffice_project/420$Build-2</meta:generator>
  </office:meta>
</office:document-meta>
</file>